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08622B3AA96A8F6FBD7.png" manifest:media-type="image/png"/>
  <manifest:file-entry manifest:full-path="Pictures/100000000000019300000081A2C08744CFE3E9C9.png" manifest:media-type="image/png"/>
  <manifest:file-entry manifest:full-path="Pictures/100000000000018700000089F65DBD6076B1F44F.png" manifest:media-type="image/png"/>
  <manifest:file-entry manifest:full-path="Pictures/100000000000018200000087614B8297764F89FE.png" manifest:media-type="image/png"/>
  <manifest:file-entry manifest:full-path="Pictures/100000000000018000000086AF0CDA37EFDA8AD2.png" manifest:media-type="image/png"/>
  <manifest:file-entry manifest:full-path="Pictures/100000000000017E00000086D9CC3B18E38F32D5.png" manifest:media-type="image/png"/>
  <manifest:file-entry manifest:full-path="Pictures/1000000000000181000000851A6414E8AA6940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54pt" style:font-size-asian="54pt" style:font-size-complex="54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recise only: trained and tested</text:p>
          </draw:text-box>
        </draw:frame>
        <draw:frame draw:style-name="gr1" draw:text-style-name="P2" draw:layer="layout" svg:width="10.185cm" svg:height="3.518cm" svg:x="1.27cm" svg:y="4.318cm">
          <draw:image xlink:href="Pictures/1000000000000181000000851A6414E8AA6940F1.png" xlink:type="simple" xlink:show="embed" xlink:actuate="onLoad" draw:mime-type="image/png">
            <text:p/>
          </draw:image>
        </draw:frame>
        <draw:frame draw:style-name="gr1" draw:text-style-name="P2" draw:layer="layout" svg:width="10.159cm" svg:height="3.544cm" svg:x="15.494cm" svg:y="4.33cm">
          <draw:image xlink:href="Pictures/100000000000018000000086AF0CDA37EFDA8AD2.png" xlink:type="simple" xlink:show="embed" xlink:actuate="onLoad" draw:mime-type="image/png">
            <text:p/>
          </draw:image>
        </draw:frame>
        <draw:frame draw:style-name="gr2" draw:text-style-name="P4" draw:layer="layout" svg:width="5.334cm" svg:height="0.962cm" svg:x="4.318cm" svg:y="8.382cm">
          <draw:text-box>
            <text:p text:style-name="P3">10 epochs</text:p>
          </draw:text-box>
        </draw:frame>
        <draw:frame draw:style-name="gr2" draw:text-style-name="P4" draw:layer="layout" svg:width="5.334cm" svg:height="0.962cm" svg:x="17.018cm" svg:y="8.182cm">
          <draw:text-box>
            <text:p text:style-name="P3">25 epochs</text:p>
          </draw:text-box>
        </draw:frame>
        <draw:frame draw:style-name="gr1" draw:text-style-name="P2" draw:layer="layout" svg:width="10.106cm" svg:height="3.544cm" svg:x="1.27cm" svg:y="10.426cm">
          <draw:image xlink:href="Pictures/100000000000017E00000086D9CC3B18E38F32D5.png" xlink:type="simple" xlink:show="embed" xlink:actuate="onLoad" draw:mime-type="image/png">
            <text:p/>
          </draw:image>
        </draw:frame>
        <draw:frame draw:style-name="gr2" draw:text-style-name="P4" draw:layer="layout" svg:width="5.334cm" svg:height="0.962cm" svg:x="4.318cm" svg:y="14.182cm">
          <draw:text-box>
            <text:p text:style-name="P3">40 epochs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7" draw:layer="layout" svg:width="21.643cm" svg:height="2.629cm" svg:x="3.757cm" svg:y="0.628cm" presentation:class="title" presentation:user-transformed="true">
          <draw:text-box>
            <text:p text:style-name="P6"><text:tab/><text:tab/>PROOFREAD<text:tab/><text:tab/>PRECISE</text:p>
          </draw:text-box>
        </draw:frame>
        <draw:line draw:style-name="gr4" draw:text-style-name="P2" draw:layer="layout" svg:x1="17.018cm" svg:y1="0cm" svg:x2="17.018cm" svg:y2="15.75cm">
          <text:p/>
        </draw:line>
        <draw:frame draw:style-name="gr5" draw:text-style-name="P8" draw:layer="layout" svg:width="3.556cm" svg:height="10.668cm" svg:x="0.254cm" svg:y="4.826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>25</text:span></text:p>
          </draw:text-box>
        </draw:frame>
        <draw:line draw:style-name="gr4" draw:text-style-name="P2" draw:layer="layout" svg:x1="28cm" svg:y1="3.302cm" svg:x2="0cm" svg:y2="3.302cm">
          <text:p/>
        </draw:line>
        <draw:frame draw:style-name="gr1" draw:text-style-name="P2" draw:layer="layout" svg:width="10.212cm" svg:height="3.571cm" svg:x="5.79cm" svg:y="4.064cm">
          <draw:image xlink:href="Pictures/100000000000018200000087614B8297764F89FE.png" xlink:type="simple" xlink:show="embed" xlink:actuate="onLoad" draw:mime-type="image/png">
            <text:p/>
          </draw:image>
        </draw:frame>
        <draw:frame draw:style-name="gr1" draw:text-style-name="P2" draw:layer="layout" svg:width="10.344cm" svg:height="3.624cm" svg:x="5.842cm" svg:y="10.092cm">
          <draw:image xlink:href="Pictures/100000000000018700000089F65DBD6076B1F44F.png" xlink:type="simple" xlink:show="embed" xlink:actuate="onLoad" draw:mime-type="image/png">
            <text:p/>
          </draw:image>
        </draw:frame>
        <draw:frame draw:style-name="gr1" draw:text-style-name="P2" draw:layer="layout" svg:width="10.662cm" svg:height="3.412cm" svg:x="17.272cm" svg:y="10.16cm">
          <draw:image xlink:href="Pictures/100000000000019300000081A2C08744CFE3E9C9.png" xlink:type="simple" xlink:show="embed" xlink:actuate="onLoad" draw:mime-type="image/png">
            <text:p/>
          </draw:image>
        </draw:frame>
        <draw:frame draw:style-name="gr2" draw:text-style-name="P9" draw:layer="layout" svg:width="7.112cm" svg:height="0.962cm" svg:x="0.254cm" svg:y="14.478cm">
          <draw:text-box>
            <text:p>10k vs 2.5k lines</text:p>
          </draw:text-box>
        </draw:frame>
        <draw:frame draw:style-name="gr1" draw:text-style-name="P2" draw:layer="layout" svg:width="10.265cm" svg:height="3.544cm" svg:x="17.272cm" svg:y="4.064cm">
          <draw:image xlink:href="Pictures/10000000000001840000008622B3AA96A8F6FBD7.png" xlink:type="simple" xlink:show="embed" xlink:actuate="onLoad" draw:mime-type="image/png">
            <text:p/>
          </draw:image>
        </draw:frame>
        <draw:frame draw:style-name="gr6" draw:text-style-name="P9" draw:layer="layout" svg:width="4.318cm" svg:height="3.095cm" svg:x="0.254cm" svg:y="0.254cm">
          <draw:text-box>
            <text:p>Testing on Seneca Agamemnon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2-10T12:43:56.601078057</meta:creation-date>
    <dc:date>2022-02-14T11:26:10.292590646</dc:date>
    <dc:creator>Luuk Nolden</dc:creator>
    <meta:editing-duration>PT1H35M49S</meta:editing-duration>
    <meta:editing-cycles>4</meta:editing-cycles>
    <meta:generator>LibreOffice/7.2.5.2$Linux_X86_64 LibreOffice_project/20$Build-2</meta:generator>
    <meta:document-statistic meta:object-count="42"/>
  </office:meta>
</office:document-meta>
</file>